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008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25cm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0cm"/>
    </style:style>
    <style:style style:name="gr14" style:family="graphic" style:parent-style-name="objectwithoutfill">
      <style:graphic-properties svg:stroke-color="#80808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2.167cm" svg:y="7.223cm">
          <text:p text:style-name="P1">1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016cm" svg:height="1.016cm" svg:x="4.453cm" svg:y="6.715cm">
          <text:p text:style-name="P1"><text:span text:style-name="T1">sv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6.628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7.3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8.4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5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2.5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5.3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3.6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0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4.7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4.452cm" svg:y="8.114cm">
          <text:p text:style-name="P1"><text:span text:style-name="T1">sv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7.6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9.5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6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524cm" svg:height="1.524cm" svg:x="2.166cm" svg:y="10.223cm">
          <text:p text:style-name="P1">2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2.166cm" svg:y="13.123cm">
          <text:p text:style-name="P1">3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4.452cm" svg:y="13.377cm">
          <text:p text:style-name="P1"><text:span text:style-name="T1">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6.227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8.0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9.5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0.7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2.0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4.026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1.524cm" svg:height="1.524cm" svg:x="2.165cm" svg:y="16.123cm">
          <text:p text:style-name="P1">4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3.691cm" svg:y1="7.985cm" svg:x2="4.453cm" svg:y2="7.223cm" draw:start-shape="id1" draw:start-glue-point="10" draw:end-shape="id2" draw:end-glue-point="6" svg:d="m3691 7985 762-762">
          <text:p/>
        </draw:connector>
        <draw:connector draw:style-name="gr6" draw:text-style-name="P1" draw:layer="layout" draw:type="line" svg:x1="3.691cm" svg:y1="7.985cm" svg:x2="4.452cm" svg:y2="8.622cm" draw:start-shape="id1" draw:start-glue-point="10" draw:end-shape="id3" draw:end-glue-point="6" svg:d="m3691 7985 761 637">
          <text:p/>
        </draw:connector>
        <draw:connector draw:style-name="gr6" draw:text-style-name="P1" draw:layer="layout" draw:type="line" svg:x1="3.69cm" svg:y1="13.885cm" svg:x2="4.452cm" svg:y2="13.885cm" draw:start-shape="id4" draw:start-glue-point="10" draw:end-shape="id5" draw:end-glue-point="6" svg:d="m3690 13885h762">
          <text:p/>
        </draw:connector>
        <draw:line draw:style-name="gr6" draw:text-style-name="P1" draw:layer="layout" svg:x1="1.508cm" svg:y1="18.018cm" svg:x2="20.304cm" svg:y2="18.018cm">
          <text:p/>
        </draw:line>
        <draw:line draw:style-name="gr7" draw:text-style-name="P1" draw:layer="layout" svg:x1="13.292cm" svg:y1="6.588cm" svg:x2="13.292cm" svg:y2="18.78cm">
          <text:p/>
        </draw:line>
        <draw:line draw:style-name="gr8" draw:text-style-name="P1" draw:layer="layout" svg:x1="15.891cm" svg:y1="6.587cm" svg:x2="15.891cm" svg:y2="18.779cm">
          <text:p/>
        </draw:line>
        <draw:g>
          <draw:frame draw:style-name="gr9" draw:text-style-name="P3" draw:layer="layout" svg:width="2.602cm" svg:height="0.806cm" svg:x="6.403cm" svg:y="6.018cm">
            <draw:text-box>
              <text:p><text:span text:style-name="T1">revisions </text:span></text:p>
            </draw:text-box>
          </draw:frame>
          <draw:line draw:style-name="gr10" draw:text-style-name="P1" draw:layer="layout" svg:x1="8.753cm" svg:y1="6.421cm" svg:x2="9.769cm" svg:y2="6.421cm">
            <text:p/>
          </draw:line>
        </draw:g>
        <draw:frame draw:style-name="gr11" draw:text-style-name="P3" draw:layer="layout" svg:width="4.536cm" svg:height="1.361cm" svg:x="10.428cm" svg:y="18.732cm">
          <draw:text-box>
            <text:p><text:span text:style-name="T1">last successful</text:span></text:p>
            <text:p><text:span text:style-name="T1">execution of Job 4</text:span></text:p>
          </draw:text-box>
        </draw:frame>
        <draw:frame draw:style-name="gr12" draw:text-style-name="P3" draw:layer="layout" svg:width="3.952cm" svg:height="1.568cm" svg:x="15.044cm" svg:y="18.732cm">
          <draw:text-box>
            <text:p><text:span text:style-name="T1">failed execution</text:span></text:p>
            <text:p><text:span text:style-name="T1">of Job 4</text:span></text:p>
          </draw:text-box>
        </draw:frame>
        <draw:custom-shape draw:style-name="gr2" draw:text-style-name="P2" xml:id="id6" draw:id="id6" draw:layer="layout" svg:width="1.016cm" svg:height="1.016cm" svg:x="4.451cm" svg:y="16.376cm">
          <text:p text:style-name="P1"><text:span text:style-name="T1">sv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6.626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8.725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025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3.689cm" svg:y1="16.884cm" svg:x2="4.451cm" svg:y2="16.884cm" draw:end-shape="id6" draw:end-glue-point="6" svg:d="m3689 16884h762">
          <text:p/>
        </draw:connector>
        <draw:frame draw:style-name="gr13" draw:text-style-name="P3" xml:id="id7" draw:id="id7" draw:layer="layout" svg:width="3.948cm" svg:height="0.806cm" svg:x="6.945cm" svg:y="9.832cm">
          <draw:text-box>
            <text:p><text:span text:style-name="T1">upstream repos</text:span></text:p>
          </draw:text-box>
        </draw:frame>
        <draw:connector draw:style-name="gr14" draw:text-style-name="P1" draw:layer="layout" draw:type="line" svg:x1="5.469cm" svg:y1="7.223cm" svg:x2="6.945cm" svg:y2="10.235cm" draw:start-shape="id2" draw:start-glue-point="10" draw:end-shape="id7" svg:d="m5469 7223 1476 3012">
          <text:p/>
        </draw:connector>
        <draw:connector draw:style-name="gr14" draw:text-style-name="P1" draw:layer="layout" draw:type="line" svg:x1="5.468cm" svg:y1="8.622cm" svg:x2="6.945cm" svg:y2="10.235cm" draw:start-shape="id3" draw:start-glue-point="10" draw:end-shape="id7" draw:end-glue-point="3" svg:d="m5468 8622 1477 1613">
          <text:p/>
        </draw:connector>
        <draw:connector draw:style-name="gr14" draw:text-style-name="P1" draw:layer="layout" draw:type="line" svg:x1="5.468cm" svg:y1="13.885cm" svg:x2="6.945cm" svg:y2="10.235cm" draw:start-shape="id5" draw:start-glue-point="10" draw:end-shape="id7" draw:end-glue-point="3" svg:d="m5468 13885 1477-3650">
          <text:p/>
        </draw:connector>
        <draw:frame draw:style-name="gr13" draw:text-style-name="P3" xml:id="id8" draw:id="id8" draw:layer="layout" svg:width="2.653cm" svg:height="0.806cm" svg:x="6.945cm" svg:y="15.232cm">
          <draw:text-box>
            <text:p><text:span text:style-name="T1">local repo</text:span></text:p>
          </draw:text-box>
        </draw:frame>
        <draw:connector draw:style-name="gr14" draw:text-style-name="P1" draw:layer="layout" draw:type="line" svg:x1="5.467cm" svg:y1="16.884cm" svg:x2="6.945cm" svg:y2="15.635cm" draw:start-shape="id6" draw:start-glue-point="10" draw:end-shape="id8" svg:d="m5467 16884 1478-1249">
          <text:p/>
        </draw:connector>
        <draw:connector draw:style-name="gr10" draw:text-style-name="P1" draw:layer="layout" draw:type="line" svg:x1="2.929cm" svg:y1="8.747cm" svg:x2="2.928cm" svg:y2="10.223cm" draw:start-shape="id1" draw:start-glue-point="8" draw:end-shape="id9" svg:d="m2929 8747-1 1476">
          <text:p/>
        </draw:connector>
        <draw:connector draw:style-name="gr10" draw:text-style-name="P1" draw:layer="layout" draw:type="line" svg:x1="2.928cm" svg:y1="11.747cm" svg:x2="2.928cm" svg:y2="13.123cm" draw:start-shape="id9" draw:start-glue-point="8" draw:end-shape="id4" draw:end-glue-point="4" svg:d="m2928 11747v1376">
          <text:p/>
        </draw:connector>
        <draw:connector draw:style-name="gr10" draw:text-style-name="P1" draw:layer="layout" draw:type="line" svg:x1="2.928cm" svg:y1="14.647cm" svg:x2="2.927cm" svg:y2="16.123cm" draw:start-shape="id4" draw:start-glue-point="8" draw:end-shape="id10" draw:end-glue-point="4" svg:d="m2928 14647-1 1476">
          <text:p/>
        </draw:connector>
        <draw:frame draw:style-name="gr11" draw:text-style-name="P3" draw:layer="layout" svg:width="1.412cm" svg:height="0.806cm" svg:x="2.162cm" svg:y="6.272cm">
          <draw:text-box>
            <text:p><text:span text:style-name="T1">jobs</text:span></text:p>
          </draw:text-box>
        </draw:frame>
        <draw:frame draw:style-name="gr11" draw:text-style-name="P3" draw:layer="layout" svg:width="1.742cm" svg:height="0.806cm" svg:x="4.057cm" svg:y="5.792cm">
          <draw:text-box>
            <text:p><text:span text:style-name="T1">repos</text:span></text:p>
          </draw:text-box>
        </draw:frame>
        <draw:frame draw:style-name="gr15" draw:text-style-name="P3" draw:layer="layout" svg:width="2.653cm" svg:height="1.361cm" svg:x="13.319cm" svg:y="5.007cm">
          <draw:text-box>
            <text:p><text:span text:style-name="T1">candidate</text:span></text:p>
            <text:p><text:span text:style-name="T1">chan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2-10-18T12:46:07</meta:creation-date>
    <dc:date>2012-10-24T14:09:27</dc:date>
    <dc:creator>Jo Asplin</dc:creator>
    <meta:editing-duration>PT48M19S</meta:editing-duration>
    <meta:editing-cycles>25</meta:editing-cycles>
    <meta:generator>LibreOffice/3.5$Linux_X86_64 LibreOffice_project/350m1$Build-2</meta:generator>
    <meta:document-statistic meta:object-count="53"/>
  </office:meta>
</office:document-meta>
</file>